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Silom" style:font-pitch="variable" fo:font-size="24pt" style:font-size-asian="24pt" style:font-size-complex="24pt"/>
    </style:style>
    <style:style style:name="P2" style:family="paragraph">
      <style:paragraph-properties fo:text-align="center"/>
      <style:text-properties fo:color="#008000" fo:font-family="Silom" style:font-pitch="variable" fo:font-size="24pt" fo:text-shadow="none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color="#008000" fo:font-family="Silom" style:font-pitch="variable" fo:font-size="24pt" fo:text-shadow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12cm" svg:height="3.597cm" svg:x="4.672cm" svg:y="13.425cm">
          <text:p text:style-name="P1"><text:span text:style-name="T1">Game </text:span></text:p>
          <text:p text:style-name="P1"><text:span text:style-name="T1">Bo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709cm" svg:height="0.647cm" svg:x="5.011cm" svg:y="18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439cm" svg:height="0.854cm" svg:x="5.034cm" svg:y="18.2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439cm" svg:height="0.854cm" svg:x="6.26cm" svg:y="18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709cm" svg:height="0.647cm" svg:x="5.012cm" svg:y="18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439cm" svg:height="0.854cm" svg:x="5.035cm" svg:y="18.2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439cm" svg:height="0.854cm" svg:x="6.261cm" svg:y="18.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709cm" svg:height="0.647cm" svg:x="9.075cm" svg:y="18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439cm" svg:height="0.854cm" svg:x="9.098cm" svg:y="18.2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439cm" svg:height="0.854cm" svg:x="10.324cm" svg:y="18.2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709cm" svg:height="0.647cm" svg:x="9.076cm" svg:y="18.0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439cm" svg:height="0.854cm" svg:x="9.099cm" svg:y="18.2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439cm" svg:height="0.854cm" svg:x="10.325cm" svg:y="18.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27T13:29:51</meta:creation-date>
    <dc:date>2013-05-27T13:35:52</dc:date>
    <dc:creator>Lauren Scott</dc:creator>
    <meta:editing-duration>PT6M1S</meta:editing-duration>
    <meta:editing-cycles>1</meta:editing-cycles>
    <meta:document-statistic meta:object-count="13"/>
    <meta:generator>OpenOffice.org/3.3$Unix OpenOffice.org_project/330m20$Build-9567</meta:generator>
  </office:meta>
</office:document-meta>
</file>